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@ theta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y – prob</text:p>
          </table:table-cell>
          <table:table-cell office:value-type="string" calcext:value-type="string">
            <text:p>X1 * (y – prob)</text:p>
          </table:table-cell>
          <table:table-cell office:value-type="string" calcext:value-type="string">
            <text:p>X2 * (y – prob)</text:p>
          </table:table-cell>
          <table:table-cell office:value-type="string" calcext:value-type="string">
            <text:p>X3 * (y – prob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84702212980841" calcext:value-type="float">
            <text:p>0.098470221298084</text:p>
          </table:table-cell>
          <table:table-cell office:value-type="float" office:value="1" calcext:value-type="float">
            <text:p>1</text:p>
          </table:table-cell>
          <table:table-cell table:formula="of:=[.A2]*[.A$14]+[.B2]*[.B$14]+[.C2]*[.C$14]" office:value-type="float" office:value="10.7545008549012" calcext:value-type="float">
            <text:p>10.7545008549012</text:p>
          </table:table-cell>
          <table:table-cell table:formula="of:=1/(1+EXP(-[.E2]))" office:value-type="float" office:value="0.999978651353237" calcext:value-type="float">
            <text:p>0.999978651353237</text:p>
          </table:table-cell>
          <table:table-cell table:formula="of:=[.D2]-[.F2]" office:value-type="float" office:value="0.0000213486467627311" calcext:value-type="float">
            <text:p>2.13486467627311E-05</text:p>
          </table:table-cell>
          <table:table-cell table:formula="of:=[.A2]*[.$G2]" office:value-type="float" office:value="0.0000213486467627311" calcext:value-type="float">
            <text:p>2.13486467627311E-05</text:p>
          </table:table-cell>
          <table:table-cell table:formula="of:=[.B2]*[.$G2]" office:value-type="float" office:value="0" calcext:value-type="float">
            <text:p>0</text:p>
          </table:table-cell>
          <table:table-cell table:formula="of:=[.C2]*[.$G2]" office:value-type="float" office:value="0.00000210220597114075" calcext:value-type="float">
            <text:p>2.10220597114075E-06</text:p>
          </table:table-cell>
          <table:table-cell table:formula="of:=([.B2]- MIN([.B$2:.B$11]))/ (MAX([.B$2:.B$11]) - MIN([.B$2:.B$11]))" office:value-type="float" office:value="0" calcext:value-type="float">
            <text:p>0</text:p>
          </table:table-cell>
          <table:table-cell table:formula="of:=([.C2]- MIN([.C$2:.C$11]))/ (MAX([.C$2:.C$11]) - MIN([.C$2:.C$11]))" office:value-type="float" office:value="0.0984702212980841" calcext:value-type="float">
            <text:p>0.098470221298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8461538461538" calcext:value-type="float">
            <text:p>0.338461538461538</text:p>
          </table:table-cell>
          <table:table-cell office:value-type="float" office:value="0.498143472449131" calcext:value-type="float">
            <text:p>0.498143472449131</text:p>
          </table:table-cell>
          <table:table-cell office:value-type="float" office:value="0" calcext:value-type="float">
            <text:p>0</text:p>
          </table:table-cell>
          <table:table-cell table:formula="of:=[.A3]*[.A$14]+[.B3]*[.B$14]+[.C3]*[.C$14]" office:value-type="float" office:value="14.2726050154642" calcext:value-type="float">
            <text:p>14.2726050154642</text:p>
          </table:table-cell>
          <table:table-cell table:formula="of:=1/(1+EXP(-[.E3]))" office:value-type="float" office:value="0.999999366879866" calcext:value-type="float">
            <text:p>0.999999366879866</text:p>
          </table:table-cell>
          <table:table-cell table:formula="of:=[.D3]-[.F3]" office:value-type="float" office:value="-0.999999366879866" calcext:value-type="float">
            <text:p>-0.999999366879866</text:p>
          </table:table-cell>
          <table:table-cell table:formula="of:=[.A3]*[.$G3]" office:value-type="float" office:value="-0.999999366879866" calcext:value-type="float">
            <text:p>-0.999999366879866</text:p>
          </table:table-cell>
          <table:table-cell table:formula="of:=[.B3]*[.$G3]" office:value-type="float" office:value="-0.338461324174724" calcext:value-type="float">
            <text:p>-0.338461324174724</text:p>
          </table:table-cell>
          <table:table-cell table:formula="of:=[.C3]*[.$G3]" office:value-type="float" office:value="-0.498143157064469" calcext:value-type="float">
            <text:p>-0.498143157064469</text:p>
          </table:table-cell>
          <table:table-cell table:formula="of:=([.B3]- MIN([.B$2:.B$11]))/ (MAX([.B$2:.B$11]) - MIN([.B$2:.B$11]))" office:value-type="float" office:value="0.338461538461538" calcext:value-type="float">
            <text:p>0.338461538461538</text:p>
          </table:table-cell>
          <table:table-cell table:formula="of:=([.C3]- MIN([.C$2:.C$11]))/ (MAX([.C$2:.C$11]) - MIN([.C$2:.C$11]))" office:value-type="float" office:value="0.498143472449131" calcext:value-type="float">
            <text:p>0.498143472449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0769230769231" calcext:value-type="float">
            <text:p>0.240769230769231</text:p>
          </table:table-cell>
          <table:table-cell office:value-type="float" office:value="0.0906728055844349" calcext:value-type="float">
            <text:p>0.090672805584435</text:p>
          </table:table-cell>
          <table:table-cell office:value-type="float" office:value="0" calcext:value-type="float">
            <text:p>0</text:p>
          </table:table-cell>
          <table:table-cell table:formula="of:=[.A4]*[.A$14]+[.B4]*[.B$14]+[.C4]*[.C$14]" office:value-type="float" office:value="15.1581758177738" calcext:value-type="float">
            <text:p>15.1581758177738</text:p>
          </table:table-cell>
          <table:table-cell table:formula="of:=1/(1+EXP(-[.E4]))" office:value-type="float" office:value="0.999999738851357" calcext:value-type="float">
            <text:p>0.999999738851357</text:p>
          </table:table-cell>
          <table:table-cell table:formula="of:=[.D4]-[.F4]" office:value-type="float" office:value="-0.999999738851357" calcext:value-type="float">
            <text:p>-0.999999738851357</text:p>
          </table:table-cell>
          <table:table-cell table:formula="of:=[.A4]*[.$G4]" office:value-type="float" office:value="-0.999999738851357" calcext:value-type="float">
            <text:p>-0.999999738851357</text:p>
          </table:table-cell>
          <table:table-cell table:formula="of:=[.B4]*[.$G4]" office:value-type="float" office:value="-0.240769167892673" calcext:value-type="float">
            <text:p>-0.240769167892673</text:p>
          </table:table-cell>
          <table:table-cell table:formula="of:=[.C4]*[.$G4]" office:value-type="float" office:value="-0.0906727819053547" calcext:value-type="float">
            <text:p>-0.090672781905355</text:p>
          </table:table-cell>
          <table:table-cell table:formula="of:=([.B4]- MIN([.B$2:.B$11]))/ (MAX([.B$2:.B$11]) - MIN([.B$2:.B$11]))" office:value-type="float" office:value="0.240769230769231" calcext:value-type="float">
            <text:p>0.240769230769231</text:p>
          </table:table-cell>
          <table:table-cell table:formula="of:=([.C4]- MIN([.C$2:.C$11]))/ (MAX([.C$2:.C$11]) - MIN([.C$2:.C$11]))" office:value-type="float" office:value="0.0906728055844349" calcext:value-type="float">
            <text:p>0.090672805584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84615384615385" calcext:value-type="float">
            <text:p>0.028461538461539</text:p>
          </table:table-cell>
          <table:table-cell office:value-type="float" office:value="0.448388534085846" calcext:value-type="float">
            <text:p>0.448388534085846</text:p>
          </table:table-cell>
          <table:table-cell office:value-type="float" office:value="0" calcext:value-type="float">
            <text:p>0</text:p>
          </table:table-cell>
          <table:table-cell table:formula="of:=[.A5]*[.A$14]+[.B5]*[.B$14]+[.C5]*[.C$14]" office:value-type="float" office:value="8.99183336982658" calcext:value-type="float">
            <text:p>8.99183336982658</text:p>
          </table:table-cell>
          <table:table-cell table:formula="of:=1/(1+EXP(-[.E5]))" office:value-type="float" office:value="0.999875593705972" calcext:value-type="float">
            <text:p>0.999875593705972</text:p>
          </table:table-cell>
          <table:table-cell table:formula="of:=[.D5]-[.F5]" office:value-type="float" office:value="-0.999875593705972" calcext:value-type="float">
            <text:p>-0.999875593705972</text:p>
          </table:table-cell>
          <table:table-cell table:formula="of:=[.A5]*[.$G5]" office:value-type="float" office:value="-0.999875593705972" calcext:value-type="float">
            <text:p>-0.999875593705972</text:p>
          </table:table-cell>
          <table:table-cell table:formula="of:=[.B5]*[.$G5]" office:value-type="float" office:value="-0.0284579976670161" calcext:value-type="float">
            <text:p>-0.028457997667016</text:p>
          </table:table-cell>
          <table:table-cell table:formula="of:=[.C5]*[.$G5]" office:value-type="float" office:value="-0.448332751730036" calcext:value-type="float">
            <text:p>-0.448332751730036</text:p>
          </table:table-cell>
          <table:table-cell table:formula="of:=([.B5]- MIN([.B$2:.B$11]))/ (MAX([.B$2:.B$11]) - MIN([.B$2:.B$11]))" office:value-type="float" office:value="0.0284615384615385" calcext:value-type="float">
            <text:p>0.028461538461539</text:p>
          </table:table-cell>
          <table:table-cell table:formula="of:=([.C5]- MIN([.C$2:.C$11]))/ (MAX([.C$2:.C$11]) - MIN([.C$2:.C$11]))" office:value-type="float" office:value="0.448388534085846" calcext:value-type="float">
            <text:p>0.448388534085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6923076923077" calcext:value-type="float">
            <text:p>0.336923076923077</text:p>
          </table:table-cell>
          <table:table-cell office:value-type="float" office:value="0.114065052725382" calcext:value-type="float">
            <text:p>0.114065052725382</text:p>
          </table:table-cell>
          <table:table-cell office:value-type="float" office:value="0" calcext:value-type="float">
            <text:p>0</text:p>
          </table:table-cell>
          <table:table-cell table:formula="of:=[.A6]*[.A$14]+[.B6]*[.B$14]+[.C6]*[.C$14]" office:value-type="float" office:value="16.7443322238023" calcext:value-type="float">
            <text:p>16.7443322238023</text:p>
          </table:table-cell>
          <table:table-cell table:formula="of:=1/(1+EXP(-[.E6]))" office:value-type="float" office:value="0.999999946540008" calcext:value-type="float">
            <text:p>0.999999946540008</text:p>
          </table:table-cell>
          <table:table-cell table:formula="of:=[.D6]-[.F6]" office:value-type="float" office:value="-0.999999946540008" calcext:value-type="float">
            <text:p>-0.999999946540008</text:p>
          </table:table-cell>
          <table:table-cell table:formula="of:=[.A6]*[.$G6]" office:value-type="float" office:value="-0.999999946540008" calcext:value-type="float">
            <text:p>-0.999999946540008</text:p>
          </table:table-cell>
          <table:table-cell table:formula="of:=[.B6]*[.$G6]" office:value-type="float" office:value="-0.336923058911172" calcext:value-type="float">
            <text:p>-0.336923058911172</text:p>
          </table:table-cell>
          <table:table-cell table:formula="of:=[.C6]*[.$G6]" office:value-type="float" office:value="-0.114065046627466" calcext:value-type="float">
            <text:p>-0.114065046627466</text:p>
          </table:table-cell>
          <table:table-cell table:formula="of:=([.B6]- MIN([.B$2:.B$11]))/ (MAX([.B$2:.B$11]) - MIN([.B$2:.B$11]))" office:value-type="float" office:value="0.336923076923077" calcext:value-type="float">
            <text:p>0.336923076923077</text:p>
          </table:table-cell>
          <table:table-cell table:formula="of:=([.C6]- MIN([.C$2:.C$11]))/ (MAX([.C$2:.C$11]) - MIN([.C$2:.C$11]))" office:value-type="float" office:value="0.114065052725382" calcext:value-type="float">
            <text:p>0.114065052725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8461538461538" calcext:value-type="float">
            <text:p>0.348461538461538</text:p>
          </table:table-cell>
          <table:table-cell office:value-type="float" office:value="0.957968216248329" calcext:value-type="float">
            <text:p>0.957968216248329</text:p>
          </table:table-cell>
          <table:table-cell office:value-type="float" office:value="0" calcext:value-type="float">
            <text:p>0</text:p>
          </table:table-cell>
          <table:table-cell table:formula="of:=[.A7]*[.A$14]+[.B7]*[.B$14]+[.C7]*[.C$14]" office:value-type="float" office:value="11.4609071735577" calcext:value-type="float">
            <text:p>11.4609071735577</text:p>
          </table:table-cell>
          <table:table-cell table:formula="of:=1/(1+EXP(-[.E7]))" office:value-type="float" office:value="0.999989466160859" calcext:value-type="float">
            <text:p>0.999989466160859</text:p>
          </table:table-cell>
          <table:table-cell table:formula="of:=[.D7]-[.F7]" office:value-type="float" office:value="-0.999989466160859" calcext:value-type="float">
            <text:p>-0.999989466160859</text:p>
          </table:table-cell>
          <table:table-cell table:formula="of:=[.A7]*[.$G7]" office:value-type="float" office:value="-0.999989466160859" calcext:value-type="float">
            <text:p>-0.999989466160859</text:p>
          </table:table-cell>
          <table:table-cell table:formula="of:=[.B7]*[.$G7]" office:value-type="float" office:value="-0.348457867823745" calcext:value-type="float">
            <text:p>-0.348457867823745</text:p>
          </table:table-cell>
          <table:table-cell table:formula="of:=[.C7]*[.$G7]" office:value-type="float" office:value="-0.957958125165237" calcext:value-type="float">
            <text:p>-0.957958125165237</text:p>
          </table:table-cell>
          <table:table-cell table:formula="of:=([.B7]- MIN([.B$2:.B$11]))/ (MAX([.B$2:.B$11]) - MIN([.B$2:.B$11]))" office:value-type="float" office:value="0.348461538461538" calcext:value-type="float">
            <text:p>0.348461538461538</text:p>
          </table:table-cell>
          <table:table-cell table:formula="of:=([.C7]- MIN([.C$2:.C$11]))/ (MAX([.C$2:.C$11]) - MIN([.C$2:.C$11]))" office:value-type="float" office:value="0.957968216248329" calcext:value-type="float">
            <text:p>0.957968216248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7692307692308" calcext:value-type="float">
            <text:p>0.177692307692308</text:p>
          </table:table-cell>
          <table:table-cell office:value-type="float" office:value="0.102183276399822" calcext:value-type="float">
            <text:p>0.102183276399822</text:p>
          </table:table-cell>
          <table:table-cell office:value-type="float" office:value="1" calcext:value-type="float">
            <text:p>1</text:p>
          </table:table-cell>
          <table:table-cell table:formula="of:=[.A8]*[.A$14]+[.B8]*[.B$14]+[.C8]*[.C$14]" office:value-type="float" office:value="13.9428826266345" calcext:value-type="float">
            <text:p>13.9428826266345</text:p>
          </table:table-cell>
          <table:table-cell table:formula="of:=1/(1+EXP(-[.E8]))" office:value-type="float" office:value="0.999999119594735" calcext:value-type="float">
            <text:p>0.999999119594735</text:p>
          </table:table-cell>
          <table:table-cell table:formula="of:=[.D8]-[.F8]" office:value-type="float" office:value="0.00000088040526491362" calcext:value-type="float">
            <text:p>8.8040526491362E-07</text:p>
          </table:table-cell>
          <table:table-cell table:formula="of:=[.A8]*[.$G8]" office:value-type="float" office:value="0.00000088040526491362" calcext:value-type="float">
            <text:p>8.8040526491362E-07</text:p>
          </table:table-cell>
          <table:table-cell table:formula="of:=[.B8]*[.$G8]" office:value-type="float" office:value="0.000000156441243226959" calcext:value-type="float">
            <text:p>1.56441243226959E-07</text:p>
          </table:table-cell>
          <table:table-cell table:formula="of:=[.C8]*[.$G8]" office:value-type="float" office:value="0.0000000899626945285267" calcext:value-type="float">
            <text:p>8.99626945285267E-08</text:p>
          </table:table-cell>
          <table:table-cell table:formula="of:=([.B8]- MIN([.B$2:.B$11]))/ (MAX([.B$2:.B$11]) - MIN([.B$2:.B$11]))" office:value-type="float" office:value="0.177692307692308" calcext:value-type="float">
            <text:p>0.177692307692308</text:p>
          </table:table-cell>
          <table:table-cell table:formula="of:=([.C8]- MIN([.C$2:.C$11]))/ (MAX([.C$2:.C$11]) - MIN([.C$2:.C$11]))" office:value-type="float" office:value="0.102183276399822" calcext:value-type="float">
            <text:p>0.102183276399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538461538462" calcext:value-type="float">
            <text:p>0.571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9]*[.A$14]+[.B9]*[.B$14]+[.C9]*[.C$14]" office:value-type="float" office:value="15.2204351307538" calcext:value-type="float">
            <text:p>15.2204351307538</text:p>
          </table:table-cell>
          <table:table-cell table:formula="of:=1/(1+EXP(-[.E9]))" office:value-type="float" office:value="0.999999754614496" calcext:value-type="float">
            <text:p>0.999999754614496</text:p>
          </table:table-cell>
          <table:table-cell table:formula="of:=[.D9]-[.F9]" office:value-type="float" office:value="-0.999999754614496" calcext:value-type="float">
            <text:p>-0.999999754614496</text:p>
          </table:table-cell>
          <table:table-cell table:formula="of:=[.A9]*[.$G9]" office:value-type="float" office:value="-0.999999754614496" calcext:value-type="float">
            <text:p>-0.999999754614496</text:p>
          </table:table-cell>
          <table:table-cell table:formula="of:=[.B9]*[.$G9]" office:value-type="float" office:value="-0.571538321291208" calcext:value-type="float">
            <text:p>-0.571538321291208</text:p>
          </table:table-cell>
          <table:table-cell table:formula="of:=[.C9]*[.$G9]" office:value-type="float" office:value="-0.999999754614496" calcext:value-type="float">
            <text:p>-0.999999754614496</text:p>
          </table:table-cell>
          <table:table-cell table:formula="of:=([.B9]- MIN([.B$2:.B$11]))/ (MAX([.B$2:.B$11]) - MIN([.B$2:.B$11]))" office:value-type="float" office:value="0.571538461538462" calcext:value-type="float">
            <text:p>0.571538461538462</text:p>
          </table:table-cell>
          <table:table-cell table:formula="of:=([.C9]- MIN([.C$2:.C$11]))/ (MAX([.C$2:.C$11]) - MIN([.C$2:.C$11]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]*[.A$14]+[.B10]*[.B$14]+[.C10]*[.C$14]" office:value-type="float" office:value="29.47459743" calcext:value-type="float">
            <text:p>29.47459743</text:p>
          </table:table-cell>
          <table:table-cell table:formula="of:=1/(1+EXP(-[.E10]))" office:value-type="float" office:value="0.999999999999842" calcext:value-type="float">
            <text:p>0.999999999999842</text:p>
          </table:table-cell>
          <table:table-cell table:formula="of:=[.D10]-[.F10]" office:value-type="float" office:value="0.000000000000158317803311547" calcext:value-type="float">
            <text:p>1.58317803311547E-13</text:p>
          </table:table-cell>
          <table:table-cell table:formula="of:=[.A10]*[.$G10]" office:value-type="float" office:value="0.000000000000158317803311547" calcext:value-type="float">
            <text:p>1.58317803311547E-13</text:p>
          </table:table-cell>
          <table:table-cell table:formula="of:=[.B10]*[.$G10]" office:value-type="float" office:value="0.000000000000158317803311547" calcext:value-type="float">
            <text:p>1.58317803311547E-13</text:p>
          </table:table-cell>
          <table:table-cell table:formula="of:=[.C10]*[.$G10]" office:value-type="float" office:value="0" calcext:value-type="float">
            <text:p>0</text:p>
          </table:table-cell>
          <table:table-cell table:formula="of:=([.B10]- MIN([.B$2:.B$11]))/ (MAX([.B$2:.B$11]) - MIN([.B$2:.B$11]))" office:value-type="float" office:value="1" calcext:value-type="float">
            <text:p>1</text:p>
          </table:table-cell>
          <table:table-cell table:formula="of:=([.C10]- MIN([.C$2:.C$11]))/ (MAX([.C$2:.C$11]) - MIN([.C$2:.C$1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7692307692308" calcext:value-type="float">
            <text:p>0.567692307692308</text:p>
          </table:table-cell>
          <table:table-cell office:value-type="float" office:value="0.951061933759097" calcext:value-type="float">
            <text:p>0.951061933759097</text:p>
          </table:table-cell>
          <table:table-cell office:value-type="float" office:value="0" calcext:value-type="float">
            <text:p>0</text:p>
          </table:table-cell>
          <table:table-cell table:formula="of:=[.A11]*[.A$14]+[.B11]*[.B$14]+[.C11]*[.C$14]" office:value-type="float" office:value="15.4693832285397" calcext:value-type="float">
            <text:p>15.4693832285397</text:p>
          </table:table-cell>
          <table:table-cell table:formula="of:=1/(1+EXP(-[.E11]))" office:value-type="float" office:value="0.999999808692436" calcext:value-type="float">
            <text:p>0.999999808692436</text:p>
          </table:table-cell>
          <table:table-cell table:formula="of:=[.D11]-[.F11]" office:value-type="float" office:value="-0.999999808692436" calcext:value-type="float">
            <text:p>-0.999999808692436</text:p>
          </table:table-cell>
          <table:table-cell table:formula="of:=[.A11]*[.$G11]" office:value-type="float" office:value="-0.999999808692436" calcext:value-type="float">
            <text:p>-0.999999808692436</text:p>
          </table:table-cell>
          <table:table-cell table:formula="of:=[.B11]*[.$G11]" office:value-type="float" office:value="-0.567692199088475" calcext:value-type="float">
            <text:p>-0.567692199088475</text:p>
          </table:table-cell>
          <table:table-cell table:formula="of:=[.C11]*[.$G11]" office:value-type="float" office:value="-0.951061751813755" calcext:value-type="float">
            <text:p>-0.951061751813755</text:p>
          </table:table-cell>
          <table:table-cell table:formula="of:=([.B11]- MIN([.B$2:.B$11]))/ (MAX([.B$2:.B$11]) - MIN([.B$2:.B$11]))" office:value-type="float" office:value="0.567692307692308" calcext:value-type="float">
            <text:p>0.567692307692308</text:p>
          </table:table-cell>
          <table:table-cell table:formula="of:=([.C11]- MIN([.C$2:.C$11]))/ (MAX([.C$2:.C$11]) - MIN([.C$2:.C$11]))" office:value-type="float" office:value="0.951061933759097" calcext:value-type="float">
            <text:p>0.95106193375909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001" calcext:value-type="float">
            <text:p>0.0001</text:p>
          </table:table-cell>
          <table:table-cell table:number-columns-repeated="5"/>
          <table:table-cell table:formula="of:=SUM([.H2:.H11])" office:value-type="float" office:value="-6.99984144639281" calcext:value-type="float">
            <text:p>-6.99984144639281</text:p>
          </table:table-cell>
          <table:table-cell table:formula="of:=SUM([.I2:.I11])" office:value-type="float" office:value="-2.43229978040761" calcext:value-type="float">
            <text:p>-2.43229978040761</text:p>
          </table:table-cell>
          <table:table-cell table:formula="of:=SUM([.J2:.J11])" office:value-type="float" office:value="-4.06023117675215" calcext:value-type="float">
            <text:p>-4.06023117675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number-columns-repeated="11"/>
        </table:table-row>
        <table:table-row table:style-name="ro1">
          <table:table-cell office:value-type="float" office:value="11.39533457" calcext:value-type="float">
            <text:p>11.39533457</text:p>
          </table:table-cell>
          <table:table-cell office:value-type="float" office:value="18.07926286" calcext:value-type="float">
            <text:p>18.07926286</text:p>
          </table:table-cell>
          <table:table-cell office:value-type="float" office:value="-6.50789352" calcext:value-type="float">
            <text:p>-6.50789352</text:p>
          </table:table-cell>
          <table:table-cell table:number-columns-repeated="9"/>
        </table:table-row>
        <table:table-row table:style-name="ro1">
          <table:table-cell table:formula="of:=[.A14]+[.$B$12]*[.H12]" office:value-type="float" office:value="11.3946345858554" calcext:value-type="float">
            <text:p>11.3946345858554</text:p>
          </table:table-cell>
          <table:table-cell table:formula="of:=[.B14]+[.$B$12]*[.I12]" office:value-type="float" office:value="18.079019630022" calcext:value-type="float">
            <text:p>18.079019630022</text:p>
          </table:table-cell>
          <table:table-cell table:formula="of:=[.C14]+[.$B$12]*[.J12]" office:value-type="float" office:value="-6.50829954311767" calcext:value-type="float">
            <text:p>-6.5082995431176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9T04:55:28.293787748</dc:date>
    <meta:editing-duration>P9DT9H49M5S</meta:editing-duration>
    <meta:editing-cycles>2</meta:editing-cycles>
    <meta:generator>LibreOffice/6.0.7.3$Linux_X86_64 LibreOffice_project/00m0$Build-3</meta:generator>
    <meta:document-statistic meta:table-count="1" meta:cell-count="142" meta:object-count="0"/>
  </office:meta>
</office:document-meta>
</file>